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Tahoma1" svg:font-family="Tahoma"/>
    <style:font-face style:name="ヒラギノ明朝 ProN" svg:font-family="'ヒラギノ明朝 Pro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Contents_20_1">
      <style:paragraph-properties>
        <style:tab-stops/>
      </style:paragraph-properties>
    </style:style>
    <style:style style:name="P2" style:family="paragraph" style:parent-style-name="Contents_20_Heading">
      <style:text-properties style:language-asian="ja" style:country-asian="JP"/>
    </style:style>
    <style:style style:name="P3" style:family="paragraph" style:parent-style-name="OrgSubtitle">
      <style:text-properties style:language-asian="ja" style:country-asian="JP"/>
    </style:style>
    <style:style style:name="P4" style:family="paragraph" style:parent-style-name="OrgTitle">
      <style:text-properties style:language-asian="ja" style:country-asian="JP"/>
    </style:style>
    <style:style style:name="P5" style:family="paragraph" style:parent-style-name="Heading_20_3">
      <style:text-properties style:language-asian="ja" style:country-asian="JP"/>
    </style:style>
    <style:style style:name="P6" style:family="paragraph" style:parent-style-name="Contents_20_3">
      <style:paragraph-properties>
        <style:tab-stops/>
      </style:paragraph-properties>
    </style:style>
    <style:style style:name="P7" style:family="paragraph" style:parent-style-name="Heading_20_1">
      <style:text-properties style:language-asian="ja" style:country-asian="JP"/>
    </style:style>
    <style:style style:name="P8" style:family="paragraph" style:parent-style-name="Heading_20_2">
      <style:text-properties style:language-asian="ja" style:country-asian="JP"/>
    </style:style>
    <style:style style:name="P9" style:family="paragraph" style:parent-style-name="Heading_20_2">
      <style:text-properties officeooo:paragraph-rsid="000a7546" style:language-asian="ja" style:country-asian="JP"/>
    </style:style>
    <style:style style:name="P10" style:family="paragraph" style:parent-style-name="Contents_20_2">
      <style:paragraph-properties>
        <style:tab-stops/>
      </style:paragraph-properties>
    </style:style>
    <style:style style:name="P11" style:family="paragraph" style:parent-style-name="Text_20_body">
      <style:text-properties style:language-asian="ja" style:country-asian="JP"/>
    </style:style>
    <style:style style:name="P12" style:family="paragraph" style:parent-style-name="Text_20_body" style:list-style-name="OrgBulletedList">
      <style:text-properties style:language-asian="ja" style:country-asian="JP"/>
    </style:style>
    <style:style style:name="P13" style:family="paragraph" style:parent-style-name="Text_20_body" style:list-style-name="OrgNumberedList">
      <style:text-properties style:language-asian="ja" style:country-asian="JP"/>
    </style:style>
    <style:style style:name="P14" style:family="paragraph" style:parent-style-name="Text_20_body" style:list-style-name="OrgNumberedList">
      <style:text-properties officeooo:paragraph-rsid="000a7546" style:language-asian="ja" style:country-asian="JP"/>
    </style:style>
    <style:style style:name="P15" style:family="paragraph" style:parent-style-name="Footer">
      <style:paragraph-properties fo:text-align="center" style:justify-single-word="false"/>
      <style:text-properties style:language-asian="ja" style:country-asian="JP"/>
    </style:style>
    <style:style style:name="T1" style:family="text">
      <style:text-properties style:language-asian="ja" style:country-asian="JP"/>
    </style:style>
    <style:style style:name="Sect1" style:family="section">
      <style:section-properties fo:background-color="#c0c0c0"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office:automatic-styles>
  <office:body>
    <office:text text:use-soft-page-breaks="tru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2" text:separation-character="." text:name="Equation"/>
        <text:sequence-decl text:display-outline-level="2" text:separation-character="." text:name="Listing"/>
      </text:sequence-decls>
      <text:p text:style-name="P4"><text:title>OpenChain 認証仕様非公式日本語版 Version 1.0</text:title></text:p>
      <text:p text:style-name="P4"/>
      <text:p text:style-name="P3"><text:initial-creator>openchain</text:initial-creator></text:p>
      <text:p text:style-name="P3"/>
      <text:table-of-content text:style-name="Sect1" text:protected="true" text:name="Table of Contents">
        <text:table-of-content-source text:outline-level="3">
          <text:index-title-template text:style-name="Contents_20_Heading">目次</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2" text:name="Table of Contents_Head">
            <text:p text:style-name="P2">目次</text:p>
          </text:index-title>
          <text:p text:style-name="P1"><text:a xlink:type="simple" xlink:href="#__RefHeading___Toc1155_632112086" text:style-name="Internet_20_link" text:visited-style-name="Internet_20_link"><text:span text:style-name="T1">License notation</text:span></text:a></text:p>
          <text:p text:style-name="P1"><text:a xlink:type="simple" xlink:href="#__RefHeading___Toc1157_632112086" text:style-name="Internet_20_link" text:visited-style-name="Internet_20_link"><text:span text:style-name="T1">イントロダクション</text:span></text:a></text:p>
          <text:p text:style-name="P1"><text:a xlink:type="simple" xlink:href="#__RefHeading___Toc1159_632112086" text:style-name="Internet_20_link" text:visited-style-name="Internet_20_link"><text:span text:style-name="T1">定義</text:span></text:a></text:p>
          <text:p text:style-name="P1"><text:a xlink:type="simple" xlink:href="#__RefHeading___Toc1161_632112086" text:style-name="Internet_20_link" text:visited-style-name="Internet_20_link"><text:span text:style-name="T1">要求事項</text:span></text:a></text:p>
          <text:p text:style-name="P10"><text:a xlink:type="simple" xlink:href="#__RefHeading___Toc1163_632112086" text:style-name="Internet_20_link" text:visited-style-name="Internet_20_link"><text:span text:style-name="T1">G1: FOSSの責務の把握</text:span></text:a></text:p>
          <text:p text:style-name="P6"><text:a xlink:type="simple" xlink:href="#__RefHeading___Toc1165_632112086" text:style-name="Internet_20_link" text:visited-style-name="Internet_20_link"><text:span text:style-name="T1">1.1 FOSS ポリシーが存在し、これは供給ソフトウェア(Supplied Software)配布についてのFOSSライセンスのコンプライアンスを統治しなければなりません。このポリシーは少なくとも 内部に周知されていなければなりません。</text:span></text:a></text:p>
          <text:p text:style-name="P6"><text:a xlink:type="simple" xlink:href="#__RefHeading___Toc1167_632112086" text:style-name="Internet_20_link" text:visited-style-name="Internet_20_link"><text:span text:style-name="T1">1.2 全ソフトウェアスタッフ(Software Staff)のための必須のトレーニンが存在し、それが以下の条件を満たす。:</text:span></text:a></text:p>
          <text:p text:style-name="P10"><text:a xlink:type="simple" xlink:href="#__RefHeading___Toc1169_632112086" text:style-name="Internet_20_link" text:visited-style-name="Internet_20_link"><text:span text:style-name="T1">G2: コンプライアンス達成のための責任の割り当て</text:span></text:a></text:p>
          <text:p text:style-name="P6"><text:a xlink:type="simple" xlink:href="#__RefHeading___Toc1171_632112086" text:style-name="Internet_20_link" text:visited-style-name="Internet_20_link"><text:span text:style-name="T1">2.1 FOSS渉外(FOSS Liaison)部門の特定</text:span></text:a></text:p>
          <text:p text:style-name="P6"><text:a xlink:type="simple" xlink:href="#__RefHeading___Toc1173_632112086" text:style-name="Internet_20_link" text:visited-style-name="Internet_20_link"><text:span text:style-name="T1">2.2 内部のFOSSコンプライアンスの役割を特定する</text:span></text:a></text:p>
          <text:p text:style-name="P10"><text:a xlink:type="simple" xlink:href="#__RefHeading___Toc1175_632112086" text:style-name="Internet_20_link" text:visited-style-name="Internet_20_link"><text:span text:style-name="T1">G3: FOSSコンテンツのレビューと承認</text:span></text:a></text:p>
          <text:p text:style-name="P6"><text:a xlink:type="simple" xlink:href="#__RefHeading___Toc1177_632112086" text:style-name="Internet_20_link" text:visited-style-name="Internet_20_link"><text:span text:style-name="T1">3.1 供給ソフトウェア(Supplied Software)に含まれる、FOSSコンポーネント(とそれの特定ライセンス(Identified License))を特定し、追跡し、収集するプロセスが存在します。</text:span></text:a></text:p>
          <text:p text:style-name="P6"><text:a xlink:type="simple" xlink:href="#__RefHeading___Toc1179_632112086" text:style-name="Internet_20_link" text:visited-style-name="Internet_20_link"><text:span text:style-name="T1">3.2 FOSSコンプライアンスプログラムは、ソフトウェアスタッフ(Software Staff)が供給ソフトウェア(Supplied Software)を扱う上で遭遇する典型的なユースケースを扱う余地がなければなりません。(組織によっては以下のリストは全てを記載したものでもなければ、全項目をカバーしなければならないわけでもないことに注意してください。):</text:span></text:a></text:p>
          <text:p text:style-name="P10"><text:a xlink:type="simple" xlink:href="#__RefHeading___Toc1181_632112086" text:style-name="Internet_20_link" text:visited-style-name="Internet_20_link"><text:span text:style-name="T1">G4: FOSS コンテンツの文書と証拠の配布</text:span></text:a></text:p>
          <text:p text:style-name="P6"><text:a xlink:type="simple" xlink:href="#__RefHeading___Toc1183_632112086" text:style-name="Internet_20_link" text:visited-style-name="Internet_20_link"><text:span text:style-name="T1">4.1 供給ソフトウェア(Supplied Software)に相当する特定ライセンス(Identified License)によって要求される、以下の配布コンプライアンス文書(Distributed Compliance Artifacts)を準備します。ただし以下のものに制限されません。</text:span></text:a></text:p>
          <text:p text:style-name="P10"><text:a xlink:type="simple" xlink:href="#__RefHeading___Toc1185_632112086" text:style-name="Internet_20_link" text:visited-style-name="Internet_20_link"><text:span text:style-name="T1">G5: FOSS コミュニティの取決めの理解</text:span></text:a></text:p>
          <text:p text:style-name="P6"><text:a xlink:type="simple" xlink:href="#__RefHeading___Toc1187_632112086" text:style-name="Internet_20_link" text:visited-style-name="Internet_20_link"><text:span text:style-name="T1">5.1 FOSSの寄与のポリシーが存在し、これは従業員が組織を代表して、公的にアクセス可能なFOSSプロジェクトに寄与することを統治しなければなりません。このポリシーは少なくとも、内部に周知されていなければなりません。</text:span></text:a></text:p>
          <text:p text:style-name="P6"><text:a xlink:type="simple" xlink:href="#__RefHeading___Toc1189_632112086" text:style-name="Internet_20_link" text:visited-style-name="Internet_20_link"><text:span text:style-name="T1">5.2 以下の事項を含む(ただし以下の項目だけに制限されない )FOSS寄与ポリシーを遵守した寄与を承認するためのプロセスが存在します。</text:span></text:a></text:p>
          <text:p text:style-name="P10"><text:a xlink:type="simple" xlink:href="#__RefHeading___Toc1191_632112086" text:style-name="Internet_20_link" text:visited-style-name="Internet_20_link"><text:span text:style-name="T1">G6: OpenChain要求事項の遵守の証明</text:span></text:a></text:p>
          <text:p text:style-name="P6"><text:a xlink:type="simple" xlink:href="#__RefHeading___Toc1193_632112086" text:style-name="Internet_20_link" text:visited-style-name="Internet_20_link"><text:span text:style-name="T1">6.1 組織がOpenChainに認証されるために、組織は、自らはコンプライアンスプログラムを作</text:span></text:a><text:soft-page-break/><text:a xlink:type="simple" xlink:href="#__RefHeading___Toc1193_632112086" text:style-name="Internet_20_link" text:visited-style-name="Internet_20_link"><text:span text:style-name="T1">成し、そのプログラムがOpenChain認証仕様Version 1.0に記載された条件に適合していると主張しなければなりません。</text:span></text:a></text:p>
        </text:index-body>
      </text:table-of-content>
      <text:h text:style-name="P7" text:outline-level="1" text:is-list-header="true"><text:bookmark text:name="orgheadline1"/><text:bookmark-start text:name="__RefHeading___Toc1155_632112086"/><text:bookmark-start text:name="OrgXref.orgheadline1"/>License notation <text:bookmark-end text:name="__RefHeading___Toc1155_632112086"/><text:bookmark-end text:name="OrgXref.orgheadline1"/></text:h>
      <text:p text:style-name="Text_20_body"><text:span text:style-name="T1">この"OpenChain 認証仕様 非公式日本語訳 Version 1.0" は OpenChain Conformance Specification Version 1.0 のTomo Doteによる非公式日本語訳です。非公式のため、この非公式日本語訳に準拠してもOpenChainから認証が得られるとは限りません。オリジナルの理解の参考目的に使用してください。 オリジナルの作品は openchain が CC-BY 3.0 </text:span><text:a xlink:type="simple" xlink:href="https://creativecommons.org/licenses/by/3.0/" text:style-name="Internet_20_link" text:visited-style-name="Visited_20_Internet_20_Link"><text:span text:style-name="T1">https://creativecommons.org/licenses/by/3.0/</text:span></text:a><text:span text:style-name="T1"> でリリースしております。 この非公式日本語訳はオリジナルと同じ CC-BY 3.0 </text:span><text:a xlink:type="simple" xlink:href="https://creativecommons.org/licenses/by/3.0/" text:style-name="Internet_20_link" text:visited-style-name="Visited_20_Internet_20_Link"><text:span text:style-name="T1">https://creativecommons.org/licenses/by/3.0/</text:span></text:a><text:span text:style-name="T1"> でリリースします。 </text:span></text:p>
      <text:h text:style-name="P7" text:outline-level="1" text:is-list-header="true"><text:bookmark text:name="orgheadline2"/><text:bookmark-start text:name="__RefHeading___Toc1157_632112086"/><text:bookmark-start text:name="OrgXref.orgheadline2"/>イントロダクション <text:bookmark-end text:name="__RefHeading___Toc1157_632112086"/><text:bookmark-end text:name="OrgXref.orgheadline2"/></text:h>
      <text:p text:style-name="P11">OpenChain イニシアチブは2013年に設立されました。当時のオープンソースソフトウェアのサプライチェーンの実務家は2つの問題のあるパターンを発見しました。 ひとつは、必要なオープンソースのコンプライアンスプログラムやプロセスには重要な共通要素のあることです。 もうひとつは、しかし多くの企業はコンプライアンスプログラムに不備のあるままオープンソースのコンプライアンスプログラムを運用していることです。 後者は結果として、供給するソフトウェアとともに配布される、コンプライアンスの証拠の一貫性と品質への信頼を損うことになります。 そのため、それぞれのサプライチェーンの各段階で、既に実施されたコンプライアンスの確認活動が納品先によって再度確認されることになります。 </text:p>
      <text:p text:style-name="P11">次の2つの条件を満たす標準コンプライアンスプログラムを作成することが可能かどうかを調査するために、研究グループが設立されました。1)広く工業社会で共有可能な、よりよい一貫性と品質を供えた、オープンソースコンプライアンス情報を利用可能にすること、2) コンプライアンス活動から生じる、オープンソースに関連した高い業務上の処理コストを抑えること。 この研究グループはワーキンググループに発展し、2016の4月にLinux財団のコラボレートプロジェクトとして正式に設立されました。 </text:p>
      <text:p text:style-name="P11">OpenChain イニシアチブのビジョンとミッションは次のものです。: </text:p>
      <text:list xml:id="list6526751828657131832" text:style-name="OrgBulletedList">
        <text:list-item>
          <text:p text:style-name="P12">ビジョン: free/open source software (FOSS) を供給するサプライチェーンは信頼性と一貫性のあるコンプライアンス情報を同時に提供します。 </text:p>
        </text:list-item>
        <text:list-item>
          <text:p text:style-name="P12">ミッション: FOSSを含めて供給するサプライチェーンの参加者のための、コンプライアンスのための効果的な管理方法の必要条件を構築します。この必要条件とその付帯条件は、ソフトウェアサプライチェーン、オープンソースコミュニティ、大学の代表者が協調的にオープンに開発します。 </text:p>
        </text:list-item>
      </text:list>
      <text:p text:style-name="P11">ビジョンとミッションに沿って、この仕様は要求事項を定義します。 コンプライアンスプログラムがこの要求事項を満たした場合、品質、一貫性、完全性のレベルが十分である可能性が格段に増加します。 ただし、コンプライアンスプログラムがこの要求事項をすべて満たしたからコンプライアンスが完全に保証されるわけではありません。 この要求事項はOpenChain認証プログラムが満たすべき最小限の要求事項です。 この仕様は「いつ」「どのように」という具体性を排除し、「何を」「なぜ」といった抽象性に注力しています。 これにより個々の組織の目的にフィットしたプロセスやポリシーにテー<text:soft-page-break/>ラリングできる実用性を保証します。 </text:p>
      <text:p text:style-name="P11">2章ではこの仕様で使用するキーワードを定義します。 3章では仕様の要求事項とそれぞれの検証証拠(Verification Artifacts)を示します。 これは、要求事項を満した場合に存在しなければならない証拠を意味しています。 もしコンプライアンスプログラムが要求事項すべての条件を満足した場合、これは本仕様(Version 1.0)のOpenChain認証を満たしたと認められる。 </text:p>
      <text:h text:style-name="P7" text:outline-level="1" text:is-list-header="true"><text:bookmark text:name="orgheadline3"/><text:bookmark-start text:name="__RefHeading___Toc1159_632112086"/><text:bookmark-start text:name="OrgXref.orgheadline3"/>定義 <text:bookmark-end text:name="__RefHeading___Toc1159_632112086"/><text:bookmark-end text:name="OrgXref.orgheadline3"/></text:h>
      <text:list xml:id="list235407691426079" text:style-name="OrgBulletedList">
        <text:list-item>
          <text:p text:style-name="P12">配布されたコンプライアンス文書(Distributed Compliance Artifacts) - 供給ソフトウェア(Supplied Software)に含まれる、特定ライセンス(Identified License)が提供するように求める内部文書のセット。これには、著作権の告知(copyright notices)、ライセンスのコピー(copies of licenses)、修正の告知(modification notices)、帰属の告知(attribution notices), ソースコード(source code), 文書による申し出(written offers)が含まれますが、これに限定しません。 </text:p>
        </text:list-item>
        <text:list-item>
          <text:p text:style-name="P12">FOSS (Free and Open Source Software) - 次のライセンスの条件を満すソフトウェアのこと。(1)Open Source Initiative (OpenSource.org)によるオープンソース(Open Source Definition)の定義を満たすライセンス または(2)自由ソフトウェア財団によって定義された自由ソフトウェアの定義(Free Software Definition)を満たすライセンス または(3)これらに似たライセンス </text:p>
        </text:list-item>
        <text:list-item>
          <text:p text:style-name="P12">渉外(FOSS Liaison) - 組織の外側からのFOSSに関連する問い合せを受けもつ担当者。 </text:p>
        </text:list-item>
        <text:list-item>
          <text:p text:style-name="P12">特定ライセンス(Identified Licenses) - FOSSのライセンスを特定する適切な方法の結果得られたそのようなライセンスのセット。 </text:p>
        </text:list-item>
        <text:list-item>
          <text:p text:style-name="P12">OpenChain認証 – 本仕様の全ての条件を満足する、コンプライアンスプログラム。 </text:p>
        </text:list-item>
        <text:list-item>
          <text:p text:style-name="P12">ソフトウェアスタッフ(Software Staff) - 組織の従業者または管理者のうち、供給ソフトウェア(Supplied Software)の定義、寄与または準備に関係する者。組織によって異なりますが、ソフトウェア設計者、リリースエンジニア、品質エンジニア、製品のマーケティング担当、製品マネージャが含まれますが、これに限定しません。 </text:p>
        </text:list-item>
        <text:list-item>
          <text:p text:style-name="P12">SPDX(Software Package Data Exchange) – SPDXワーキンググループによって作成された標準フォーマットで、指定ソフトウェアのライセンスの表示に持ちいるものです。SPDXの仕様は、ww.spdx.org を参照してください。 </text:p>
        </text:list-item>
        <text:list-item>
          <text:p text:style-name="P12">供給ソフトウェア(Supplied Software) – 組織が第三者に提供するソフトウェア。(第三者は他の組織または個人)。 </text:p>
        </text:list-item>
        <text:list-item>
          <text:p text:style-name="P12">検証証拠(Verification Artifacts) - 要求事項を満足していることを示すために存在しなければならない証拠。 </text:p>
        </text:list-item>
      </text:list>
      <text:h text:style-name="P7" text:outline-level="1" text:is-list-header="true"><text:bookmark text:name="orgheadline40"/><text:bookmark-start text:name="__RefHeading___Toc1161_632112086"/><text:bookmark-start text:name="OrgXref.orgheadline40"/><text:soft-page-break/>要求事項 <text:bookmark-end text:name="__RefHeading___Toc1161_632112086"/><text:bookmark-end text:name="OrgXref.orgheadline40"/></text:h>
      <text:h text:style-name="P8" text:outline-level="2" text:is-list-header="true"><text:bookmark text:name="orgheadline10"/><text:bookmark-start text:name="__RefHeading___Toc1163_632112086"/><text:bookmark-start text:name="OrgXref.orgheadline10"/>G1: FOSSの責務の把握 <text:bookmark-end text:name="__RefHeading___Toc1163_632112086"/><text:bookmark-end text:name="OrgXref.orgheadline10"/></text:h>
      <text:h text:style-name="P5" text:outline-level="3" text:is-list-header="true"><text:bookmark text:name="orgheadline6"/><text:bookmark-start text:name="__RefHeading___Toc1165_632112086"/><text:bookmark-start text:name="OrgXref.orgheadline6"/>1.1 FOSS ポリシーが存在し、これは供給ソフトウェア(Supplied Software)配布についてのFOSSライセンスのコンプライアンスを統治しなければなりません。このポリシーは少なくとも 内部に周知されていなければなりません。 <text:bookmark-end text:name="__RefHeading___Toc1165_632112086"/><text:bookmark-end text:name="OrgXref.orgheadline6"/></text:h>
      <text:list xml:id="list427584053129731751" text:style-name="OrgNumberedList">
        <text:list-item>
          <text:p text:style-name="P13"><text:bookmark text:name="orgheadline4"/><text:bookmark-start text:name="OrgXref.orgheadline4"/>検証証拠(Verification Artifact): <text:bookmark-end text:name="OrgXref.orgheadline4"/></text:p>
          <text:list text:style-name="OrgBulletedList">
            <text:list-item>
              <text:p text:style-name="P12">1.1.1 FOSS ポリシーが文書化されて存在していること。 </text:p>
            </text:list-item>
            <text:list-item>
              <text:p text:style-name="P12">1.1.2 ソフトウェアスタッフ(Software Staff)全員がFOSSポリシーの存在を認識する施策があり、文書化されて存在していること。(トレーニング、組織内のWiki、またはその他の現実的な周知方法) </text:p>
            </text:list-item>
          </text:list>
        </text:list-item>
        <text:list-item>
          <text:p text:style-name="P13"><text:bookmark text:name="orgheadline5"/><text:bookmark-start text:name="OrgXref.orgheadline5"/>役割: <text:bookmark-end text:name="OrgXref.orgheadline5"/></text:p>
          <text:p text:style-name="P13">ソフトウェアスタッフ(Software Staff)全員にFOSS ポリシーが存在を認識させる手順を作成し、記録することを確実にします。 この要求事項はポリシーに記載すべきことを要求しません。他の項目によって行います。 </text:p>
        </text:list-item>
      </text:list>
      <text:h text:style-name="P5" text:outline-level="3" text:is-list-header="true"><text:bookmark text:name="orgheadline9"/><text:bookmark-start text:name="__RefHeading___Toc1167_632112086"/><text:bookmark-start text:name="OrgXref.orgheadline9"/>1.2 全ソフトウェアスタッフ(Software Staff)のための必須のトレーニンが存在し、それが以下の条件を満たす。: <text:bookmark-end text:name="__RefHeading___Toc1167_632112086"/><text:bookmark-end text:name="OrgXref.orgheadline9"/></text:h>
      <text:list xml:id="list235406677454457" text:style-name="OrgBulletedList">
        <text:list-item>
          <text:p text:style-name="P12">トレーニングは少なくとも以下のトピックをカバーしなければならない: </text:p>
          <text:list>
            <text:list-item>
              <text:p text:style-name="P12">FOSSポリシーとその入手方法 </text:p>
            </text:list-item>
            <text:list-item>
              <text:p text:style-name="P12">FOSSに関連した知財関連法の基礎と、FOSSライセンス </text:p>
            </text:list-item>
            <text:list-item>
              <text:p text:style-name="P12">FOSSライセンスのコンセプト(寛容なライセンス、コピーレフトライセンスを含む); </text:p>
            </text:list-item>
            <text:list-item>
              <text:p text:style-name="P12">FOSS プロジェクトのライセンスモデル </text:p>
            </text:list-item>
            <text:list-item>
              <text:p text:style-name="P12">FOSSコンプライアンスに関連したソフトウェアスタッフ(Software Staff)の役割と責任、とFOSSポリシー一般 </text:p>
            </text:list-item>
            <text:list-item>
              <text:p text:style-name="P12">供給ソフトウェア(Supplied Software)に含まれるFOSSコンポーネントの特定、記録、追跡するプロセス </text:p>
            </text:list-item>
          </text:list>
        </text:list-item>
        <text:list-item>
          <text:p text:style-name="P12">ソフトウェアスタッフ(Software Staff)は現時点から24ヶ月以内にFOSSのトレーニングを完了させていなければなりません。ソフトウェアスタッフ(Software Staff)のこのトレーニングの要求事項を満足させるために、テストを使用することができます。 </text:p>
        </text:list-item>
      </text:list>
      <text:list xml:id="list235407186517432" text:style-name="OrgNumberedList">
        <text:list-item>
          <text:p text:style-name="P13"><text:bookmark text:name="orgheadline7"/><text:bookmark-start text:name="OrgXref.orgheadline7"/>検証証拠(Verification Artifact): <text:bookmark-end text:name="OrgXref.orgheadline7"/></text:p>
          <text:list text:style-name="OrgBulletedList">
            <text:list-item>
              <text:p text:style-name="P12"><text:soft-page-break/>1.2.1 上記のトピックをカバーする、FOSSのトレーニングの教材が存在すること。(例えば、スライド、オンラインコースまたはその他の教材) </text:p>
            </text:list-item>
            <text:list-item>
              <text:p text:style-name="P12">1.2.2 ソフトウェアスタッフ(Software Staff)のトレーニング受講状況を確認できる手段があること。 </text:p>
            </text:list-item>
            <text:list-item>
              <text:p text:style-name="P12">1.2.3 現在、ソフトウェアスタッフ(Software Staff)の少なくとも85%が前述のトレーニングを完了していること。 </text:p>
            </text:list-item>
          </text:list>
        </text:list-item>
        <text:list-item>
          <text:p text:style-name="P13"><text:bookmark text:name="orgheadline8"/><text:bookmark-start text:name="OrgXref.orgheadline8"/>役割: <text:bookmark-end text:name="OrgXref.orgheadline8"/></text:p>
          <text:p text:style-name="P13">ソヅトウェアスタッフ(Software Staff)がFOSSのトレーニングに参加しており、そのトレーニングがFOSSの主要な項目をカバーしていることを確実にします。ここでは、基礎レベルのトピックをカバーすることを目的としており、これらの周辺のトレーニングプログラムを要求していません。 </text:p>
        </text:list-item>
      </text:list>
      <text:h text:style-name="P8" text:outline-level="2" text:is-list-header="true"><text:bookmark text:name="orgheadline17"/><text:bookmark-start text:name="__RefHeading___Toc1169_632112086"/><text:bookmark-start text:name="OrgXref.orgheadline17"/>G2: コンプライアンス達成のための責任の割り当て <text:bookmark-end text:name="__RefHeading___Toc1169_632112086"/><text:bookmark-end text:name="OrgXref.orgheadline17"/></text:h>
      <text:h text:style-name="P5" text:outline-level="3" text:is-list-header="true"><text:bookmark text:name="orgheadline13"/><text:bookmark-start text:name="__RefHeading___Toc1171_632112086"/><text:bookmark-start text:name="OrgXref.orgheadline13"/>2.1 FOSS渉外(FOSS Liaison)部門の特定 <text:bookmark-end text:name="__RefHeading___Toc1171_632112086"/><text:bookmark-end text:name="OrgXref.orgheadline13"/></text:h>
      <text:list xml:id="list235407789869715" text:style-name="OrgBulletedList">
        <text:list-item>
          <text:p text:style-name="P12">外部からのFOSSの問い合せを受け持つ担当者を割り当てます。 </text:p>
        </text:list-item>
        <text:list-item>
          <text:p text:style-name="P12">FOSS渉外(FOSS Liaison)は商業的な責任をもって、適切にFODDコンプライアンス問い合せに対応しなければなりません。 </text:p>
        </text:list-item>
        <text:list-item>
          <text:p text:style-name="P12">FOSS渉外(FOSS Liaison)とコンタクトする方法を公的に確立します、これは電子的な通信手段でなければなりません。 </text:p>
        </text:list-item>
      </text:list>
      <text:list xml:id="list235407684257759" text:style-name="OrgNumberedList">
        <text:list-item>
          <text:p text:style-name="P13"><text:bookmark text:name="orgheadline11"/><text:bookmark-start text:name="OrgXref.orgheadline11"/>検証証拠(Verification Artifact): <text:bookmark-end text:name="OrgXref.orgheadline11"/></text:p>
          <text:list text:style-name="OrgBulletedList">
            <text:list-item>
              <text:p text:style-name="P12">2.1.1 FOSS渉外(FOSS Liaison)部門が公的に特定されていること (Eメールアドレスや Linux 財団のOpen Compliance Directoryなど) </text:p>
            </text:list-item>
            <text:list-item>
              <text:p text:style-name="P12">2.1.2 A 外部からのFOSSの問い合せを行う部門または個人を割り当てるプロセスまたは手順の文書が存在すること。 </text:p>
            </text:list-item>
          </text:list>
        </text:list-item>
        <text:list-item>
          <text:p text:style-name="P13"><text:bookmark text:name="orgheadline12"/><text:bookmark-start text:name="OrgXref.orgheadline12"/>役割: <text:bookmark-end text:name="OrgXref.orgheadline12"/></text:p>
          <text:p text:style-name="P13">リーズナブルな方法で、第三者が組織にFOSSコンプライアンスの問い合せを行う方法が存在することを確実にします。 </text:p>
        </text:list-item>
      </text:list>
      <text:h text:style-name="P5" text:outline-level="3" text:is-list-header="true"><text:bookmark text:name="orgheadline16"/><text:bookmark-start text:name="__RefHeading___Toc1173_632112086"/><text:bookmark-start text:name="OrgXref.orgheadline16"/>2.2 内部のFOSSコンプライアンスの役割を特定する <text:bookmark-end text:name="__RefHeading___Toc1173_632112086"/><text:bookmark-end text:name="OrgXref.orgheadline16"/></text:h>
      <text:list xml:id="list235406159593793" text:style-name="OrgBulletedList">
        <text:list-item>
          <text:p text:style-name="P12">内部のFOSSコンプライアンスを管理するための責任を個人(複数可)に割り当てます。このコンプライアンスの役割とFOSS渉外(FOSS Liaison)は同じ人物であって問題ありません。 </text:p>
        </text:list-item>
        <text:list-item>
          <text:p text:style-name="P12">FOSSのコンプライアンスを管理する活動には十分なリソースを提供します。: </text:p>
          <text:list>
            <text:list-item>
              <text:p text:style-name="P12">割り当てられた役割を十分に達成するための時間 </text:p>
            </text:list-item>
            <text:list-item>
              <text:p text:style-name="P12"><text:soft-page-break/>商業的にリーズナブルな予算 </text:p>
            </text:list-item>
          </text:list>
        </text:list-item>
        <text:list-item>
          <text:p text:style-name="P12">FOSSのコンプライアンスポリシーとプロセスを設計/構築する責任を割り当てます。 </text:p>
        </text:list-item>
        <text:list-item>
          <text:p text:style-name="P12">FOSSのコンプライアンアスに関連した法的な専門家をFOSSコンプライアンスの役割に割り当てます。(専門家は内部または外部がありえます。) </text:p>
        </text:list-item>
        <text:list-item>
          <text:p text:style-name="P12">FOSSのコンプライアンス上の問題を解決するために、外部に報告する方法が利用可能でなければなりません。 </text:p>
        </text:list-item>
      </text:list>
      <text:list xml:id="list235407920034960" text:style-name="OrgNumberedList">
        <text:list-item>
          <text:p text:style-name="P13"><text:bookmark text:name="orgheadline14"/><text:bookmark-start text:name="OrgXref.orgheadline14"/>検証証拠(Verification Artifact): <text:bookmark-end text:name="OrgXref.orgheadline14"/></text:p>
          <text:list text:style-name="OrgBulletedList">
            <text:list-item>
              <text:p text:style-name="P12">2.2.1 FOSSコンプライアンスの役割の、個人、グループ、部門の名称が特定されていること。 </text:p>
            </text:list-item>
            <text:list-item>
              <text:p text:style-name="P12">2.2.2 FOSSコンプライアンスの役割に割り当てる法的専門家の根拠を特定すること。 </text:p>
            </text:list-item>
            <text:list-item>
              <text:p text:style-name="P12">2.2.3 FOSSコンプライアンスの責任を割り当てる手順を示す文書が存在すること。 </text:p>
            </text:list-item>
            <text:list-item>
              <text:p text:style-name="P12">2.2.4 FOSSの問題の解決のために外部に報告する方法を特定する手順が存在し、文書化されていること。 </text:p>
            </text:list-item>
          </text:list>
        </text:list-item>
        <text:list-item>
          <text:p text:style-name="P13"><text:bookmark text:name="orgheadline15"/><text:bookmark-start text:name="OrgXref.orgheadline15"/>役割(Rationale): <text:bookmark-end text:name="OrgXref.orgheadline15"/></text:p>
          <text:p text:style-name="P13">主要なFOSSの責任が効果的に割り当てられていることを確実にします。 </text:p>
        </text:list-item>
      </text:list>
      <text:h text:style-name="P8" text:outline-level="2" text:is-list-header="true"><text:bookmark text:name="orgheadline24"/><text:bookmark-start text:name="__RefHeading___Toc1175_632112086"/><text:bookmark-start text:name="OrgXref.orgheadline24"/>G3: FOSSコンテンツのレビューと承認 <text:bookmark-end text:name="__RefHeading___Toc1175_632112086"/><text:bookmark-end text:name="OrgXref.orgheadline24"/></text:h>
      <text:h text:style-name="P5" text:outline-level="3" text:is-list-header="true"><text:bookmark text:name="orgheadline20"/><text:bookmark-start text:name="__RefHeading___Toc1177_632112086"/><text:bookmark-start text:name="OrgXref.orgheadline20"/>3.1 供給ソフトウェア(Supplied Software)に含まれる、FOSSコンポーネント(とそれの特定ライセンス(Identified License))を特定し、追跡し、収集するプロセスが存在します。 <text:bookmark-end text:name="__RefHeading___Toc1177_632112086"/><text:bookmark-end text:name="OrgXref.orgheadline20"/></text:h>
      <text:list xml:id="list235407285274779" text:style-name="OrgNumberedList">
        <text:list-item>
          <text:p text:style-name="P13"><text:bookmark text:name="orgheadline18"/><text:bookmark-start text:name="OrgXref.orgheadline18"/>検証証拠(Verification Artifact): <text:bookmark-end text:name="OrgXref.orgheadline18"/></text:p>
          <text:list text:style-name="OrgBulletedList">
            <text:list-item>
              <text:p text:style-name="P12">3.1.1 A 供給ソフトウェア(Supplied Software)に含まれる、FOSSコンポーネント(とそれの特定ライセンス(Identified License))を特定し、追跡し、収集する手順が存在し、文書化されていること。 </text:p>
            </text:list-item>
          </text:list>
        </text:list-item>
        <text:list-item>
          <text:p text:style-name="P13"><text:bookmark text:name="orgheadline19"/><text:bookmark-start text:name="OrgXref.orgheadline19"/>役割(Rationale): <text:bookmark-end text:name="OrgXref.orgheadline19"/></text:p>
          <text:p text:style-name="P13">供給ソフトウェア(Supplied Software)を構成するために使用されたFOSSコンポーネントを特定しリストアップするプロセスが存在することを確実にします。 供給ソフトウェア(Supplied Software)を配布する上で課す義務と制限を理解するために、それそれのコンポーネントのライセンス項目をシステムティックにレビューするために、この発見手順が存在しなければなりません。 この発見の記録はプロセスでフォローされる証拠として保存されなければなりません。 </text:p>
        </text:list-item>
      </text:list>
      <text:h text:style-name="P5" text:outline-level="3" text:is-list-header="true"><text:bookmark text:name="orgheadline23"/><text:bookmark-start text:name="__RefHeading___Toc1179_632112086"/><text:bookmark-start text:name="OrgXref.orgheadline23"/><text:soft-page-break/>3.2 FOSSコンプライアンスプログラムは、ソフトウェアスタッフ(Software Staff)が供給ソフトウェア(Supplied Software)を扱う上で遭遇する典型的なユースケースを扱う余地がなければなりません。(組織によっては以下のリストは全てを記載したものでもなければ、全項目をカバーしなければならないわけでもないことに注意してください。): <text:bookmark-end text:name="__RefHeading___Toc1179_632112086"/><text:bookmark-end text:name="OrgXref.orgheadline23"/></text:h>
      <text:list xml:id="list235408059850110" text:style-name="OrgBulletedList">
        <text:list-item>
          <text:p text:style-name="P12">供給ソフトウェア(Supplied Software)の一部をバイナリ形式で配布する場合 </text:p>
        </text:list-item>
        <text:list-item>
          <text:p text:style-name="P12">供給ソフトウェア(Supplied Software)の一部をソース形式で配布する場合 </text:p>
        </text:list-item>
        <text:list-item>
          <text:p text:style-name="P12">供給ソフトウェア(Supplied Software)の一部がコピーレフトの義務を引き起すその他のFOSSと結合している場合 </text:p>
        </text:list-item>
        <text:list-item>
          <text:p text:style-name="P12">供給ソフトウェア(Supplied Software)の一部に修正されたFOSSを含んでいる場合 </text:p>
        </text:list-item>
        <text:list-item>
          <text:p text:style-name="P12">供給ソフトウェア(Supplied Software)に互換性のないライセンスのFOSSのコンポーネントを含んでいる場合 </text:p>
        </text:list-item>
        <text:list-item>
          <text:p text:style-name="P12">供給ソフトウェア(Supplied Software)に帰属の告知を要求するソフトウェアを含んでいる場合 </text:p>
        </text:list-item>
      </text:list>
      <text:list xml:id="list235407609857375" text:style-name="OrgNumberedList">
        <text:list-item>
          <text:p text:style-name="P13"><text:bookmark text:name="orgheadline21"/><text:bookmark-start text:name="OrgXref.orgheadline21"/>検証証拠(Verification Artifact): <text:bookmark-end text:name="OrgXref.orgheadline21"/></text:p>
          <text:list text:style-name="OrgBulletedList">
            <text:list-item>
              <text:p text:style-name="P12">3.2.1 ソフトウェアスタッフ(Software Staff)が供給ソフトウェア(Supplied Software)を扱う上で遭遇する典型的なユースケースを扱うプロセスが構築されていること。 </text:p>
            </text:list-item>
          </text:list>
        </text:list-item>
        <text:list-item>
          <text:p text:style-name="P13"><text:bookmark text:name="orgheadline22"/><text:bookmark-start text:name="OrgXref.orgheadline22"/>役割(Rationale): <text:bookmark-end text:name="OrgXref.orgheadline22"/></text:p>
          <text:p text:style-name="P13">組織の典型的なユースケースを対処するための頑健性を十分に備えさせるため。結果としてこれは、組織のビジネスの練習になっています。 </text:p>
        </text:list-item>
      </text:list>
      <text:h text:style-name="P8" text:outline-level="2" text:is-list-header="true"><text:bookmark text:name="orgheadline28"/><text:bookmark-start text:name="__RefHeading___Toc1181_632112086"/><text:bookmark-start text:name="OrgXref.orgheadline28"/>G4: FOSS コンテンツの文書と証拠の配布 <text:bookmark-end text:name="__RefHeading___Toc1181_632112086"/><text:bookmark-end text:name="OrgXref.orgheadline28"/></text:h>
      <text:h text:style-name="P5" text:outline-level="3" text:is-list-header="true"><text:bookmark text:name="orgheadline27"/><text:bookmark-start text:name="__RefHeading___Toc1183_632112086"/><text:bookmark-start text:name="OrgXref.orgheadline27"/>4.1 供給ソフトウェア(Supplied Software)に相当する特定ライセンス(Identified License)によって要求される、以下の配布コンプライアンス文書(Distributed Compliance Artifacts)を準備します。ただし以下のものに制限されません。 <text:bookmark-end text:name="__RefHeading___Toc1183_632112086"/><text:bookmark-end text:name="OrgXref.orgheadline27"/></text:h>
      <text:list xml:id="list235406487208476" text:style-name="OrgBulletedList">
        <text:list-item>
          <text:p text:style-name="P12">著作権(copyright)の告知 </text:p>
        </text:list-item>
        <text:list-item>
          <text:p text:style-name="P12">特定ライセンス(Identified Licenses)のコピー </text:p>
        </text:list-item>
        <text:list-item>
          <text:p text:style-name="P12">修正の告知 </text:p>
        </text:list-item>
        <text:list-item>
          <text:p text:style-name="P12">帰属の告知 </text:p>
        </text:list-item>
        <text:list-item>
          <text:p text:style-name="P12">目立つ告知 </text:p>
        </text:list-item>
        <text:list-item>
          <text:p text:style-name="P12">ソースコード </text:p>
        </text:list-item>
        <text:list-item>
          <text:p text:style-name="P12"><text:soft-page-break/>要求されるビルド手順やスクリプト </text:p>
        </text:list-item>
        <text:list-item>
          <text:p text:style-name="P12">文書による申し出 </text:p>
        </text:list-item>
      </text:list>
      <text:list xml:id="list235407343198191" text:style-name="OrgNumberedList">
        <text:list-item>
          <text:p text:style-name="P13"><text:bookmark text:name="orgheadline25"/><text:bookmark-start text:name="OrgXref.orgheadline25"/>検証証拠(Verification Artifact): <text:bookmark-end text:name="OrgXref.orgheadline25"/></text:p>
          <text:list text:style-name="OrgBulletedList">
            <text:list-item>
              <text:p text:style-name="P12">4.1.1 供給ソフトウェア(Supplied Software)と共に特定ライセンス(Identified License)の要求する、配布コンプライアンス文書(Distributed Compliance Artifact)を配布することを確実にするため、このプロセスを記述する文書が存在すること。 </text:p>
            </text:list-item>
            <text:list-item>
              <text:p text:style-name="P12">4.1.2 供給ソフトウェア(Supplied Software)の(法的な告知やソースコード、SPDX文書などの)配布コンプライアンス文書(Distributed Compliance Artifacts)のコピーが収集および管理され、容易に再取得が可能であり、かつ、そのアーカイブの保持期限は、供給ソフトウェア(Supplied Software)によって申し出た期限または特定ライセンス(Identified License)の要求する期限のより長い方と計画されていること。 </text:p>
            </text:list-item>
          </text:list>
        </text:list-item>
        <text:list-item>
          <text:p text:style-name="P13"><text:bookmark text:name="orgheadline26"/><text:bookmark-start text:name="OrgXref.orgheadline26"/>役割(Rationale): <text:bookmark-end text:name="OrgXref.orgheadline26"/></text:p>
          <text:p text:style-name="P14">供給ソフトウェアに含まれる特定ライセンスが要求する、供給ソフトウェアに適合したコンプライアンス文書の完全なセットを確実にします。 </text:p>
        </text:list-item>
      </text:list>
      <text:h text:style-name="P9" text:outline-level="2" text:is-list-header="true"><text:bookmark text:name="orgheadline35"/><text:bookmark-start text:name="__RefHeading___Toc1185_632112086"/><text:bookmark-start text:name="OrgXref.orgheadline35"/>G5: FOSS コミュニティの取決めの理解 <text:bookmark-end text:name="__RefHeading___Toc1185_632112086"/><text:bookmark-end text:name="OrgXref.orgheadline35"/></text:h>
      <text:h text:style-name="P5" text:outline-level="3" text:is-list-header="true"><text:bookmark text:name="orgheadline31"/><text:bookmark-start text:name="__RefHeading___Toc1187_632112086"/><text:bookmark-start text:name="OrgXref.orgheadline31"/>5.1 FOSSの寄与のポリシーが存在し、これは従業員が組織を代表して、公的にアクセス可能なFOSSプロジェクトに寄与することを統治しなければなりません。このポリシーは少なくとも、内部に周知されていなければなりません。 <text:bookmark-end text:name="__RefHeading___Toc1187_632112086"/><text:bookmark-end text:name="OrgXref.orgheadline31"/></text:h>
      <text:list xml:id="list235406181477734" text:style-name="OrgNumberedList">
        <text:list-item>
          <text:p text:style-name="P13"><text:bookmark text:name="orgheadline29"/><text:bookmark-start text:name="OrgXref.orgheadline29"/>検証証拠(Verification Artifact): <text:bookmark-end text:name="OrgXref.orgheadline29"/></text:p>
          <text:list text:style-name="OrgBulletedList">
            <text:list-item>
              <text:p text:style-name="P12">5.1.1 FOSS寄与のポリシーが存在し文書化されていること。 </text:p>
            </text:list-item>
            <text:list-item>
              <text:p text:style-name="P12">5.1.2 ソフトウェアスタッフ(Software Staff)全員がFOSS寄与ポリシーの存在を認識する施策があり、文書化されて存在していること。(トレーニング、組織内のWiki、またはその他の現実的な周知方法) </text:p>
            </text:list-item>
          </text:list>
        </text:list-item>
        <text:list-item>
          <text:p text:style-name="P13"><text:bookmark text:name="orgheadline30"/><text:bookmark-start text:name="OrgXref.orgheadline30"/>役割(Rationale): <text:bookmark-end text:name="OrgXref.orgheadline30"/></text:p>
          <text:p text:style-name="P13">組織がリーズナブルな検討を費してFOSSへ公的に寄与することへのポリシーを設計、構築することを確実にします。FOSS寄与のポリシーは組織のFOSSポリシーの一部にすることも、分割して存在することも可能です。寄与を許可していない組織では、その地位を明確にするために、寄与のポリシーが存在すべきです。 </text:p>
        </text:list-item>
      </text:list>
      <text:h text:style-name="P5" text:outline-level="3" text:is-list-header="true"><text:bookmark text:name="orgheadline34"/><text:bookmark-start text:name="__RefHeading___Toc1189_632112086"/><text:bookmark-start text:name="OrgXref.orgheadline34"/>5.2 以下の事項を含む(ただし以下の項目だけに制限されない )FOSS寄与ポリシーを遵守した寄与を承認するためのプロセスが存在します。 <text:bookmark-end text:name="__RefHeading___Toc1189_632112086"/><text:bookmark-end text:name="OrgXref.orgheadline34"/></text:h>
      <text:list xml:id="list235408065418760" text:style-name="OrgBulletedList">
        <text:list-item>
          <text:p text:style-name="P12">ライセンス項目の法的な承認 </text:p>
        </text:list-item>
        <text:list-item>
          <text:p text:style-name="P12"><text:soft-page-break/>ビジネス上の役割または承認 </text:p>
        </text:list-item>
        <text:list-item>
          <text:p text:style-name="P12">寄与するコードの技術的なレビュー </text:p>
        </text:list-item>
        <text:list-item>
          <text:p text:style-name="P12">コミュニティの取決め、やりとり。(これには、プロジェクトのコードの運営や管理、相当するものを含める) </text:p>
        </text:list-item>
        <text:list-item>
          <text:p text:style-name="P12">プロジェクト特有の寄与への要求事項 </text:p>
        </text:list-item>
      </text:list>
      <text:list xml:id="list235407520441708" text:style-name="OrgNumberedList">
        <text:list-item>
          <text:p text:style-name="P13"><text:bookmark text:name="orgheadline32"/><text:bookmark-start text:name="OrgXref.orgheadline32"/>検証証拠(Verification Artifact): <text:bookmark-end text:name="OrgXref.orgheadline32"/></text:p>
          <text:list text:style-name="OrgBulletedList">
            <text:list-item>
              <text:p text:style-name="P12">5.2.1 寄与の許可を提供するFOSS 寄与のポリシーとそのプロセスが存在し、文書化されていること。 </text:p>
            </text:list-item>
          </text:list>
        </text:list-item>
        <text:list-item>
          <text:p text:style-name="P13"><text:bookmark text:name="orgheadline33"/><text:bookmark-start text:name="OrgXref.orgheadline33"/>役割(Rationale): <text:bookmark-end text:name="OrgXref.orgheadline33"/></text:p>
          <text:p text:style-name="P13">組織が公的にFOSSへ寄与をどのように行うかについてのプロセスが存在し、それが文書化されていることを確実にします。この寄与のポリシーはこのような寄与を禁止することもできます。禁止する場合、プロセスが存在しない可能性がありますがこの仕様を満していると考えます。 </text:p>
        </text:list-item>
      </text:list>
      <text:h text:style-name="P8" text:outline-level="2" text:is-list-header="true"><text:bookmark text:name="orgheadline39"/><text:bookmark-start text:name="__RefHeading___Toc1191_632112086"/><text:bookmark-start text:name="OrgXref.orgheadline39"/>G6: OpenChain要求事項の遵守の証明 <text:bookmark-end text:name="__RefHeading___Toc1191_632112086"/><text:bookmark-end text:name="OrgXref.orgheadline39"/></text:h>
      <text:h text:style-name="P5" text:outline-level="3" text:is-list-header="true"><text:bookmark text:name="orgheadline38"/><text:bookmark-start text:name="__RefHeading___Toc1193_632112086"/><text:bookmark-start text:name="OrgXref.orgheadline38"/>6.1 組織がOpenChainに認証されるために、組織は、自らはコンプライアンスプログラムを作成し、そのプログラムがOpenChain認証仕様Version 1.0に記載された条件に適合していると主張しなければなりません。 <text:bookmark-end text:name="__RefHeading___Toc1193_632112086"/><text:bookmark-end text:name="OrgXref.orgheadline38"/></text:h>
      <text:list xml:id="list235406901873906" text:style-name="OrgNumberedList">
        <text:list-item>
          <text:p text:style-name="P13"><text:bookmark text:name="orgheadline36"/><text:bookmark-start text:name="OrgXref.orgheadline36"/>検証証拠(Verification Artifact): <text:bookmark-end text:name="OrgXref.orgheadline36"/></text:p>
          <text:list text:style-name="OrgBulletedList">
            <text:list-item>
              <text:p text:style-name="P12">6.1.1 組織がコンプライアンスプログラムが存在し、そのプログラムがOpenChain認証仕様 Version 1.0の要求を全て満していると主張すること。 </text:p>
            </text:list-item>
          </text:list>
        </text:list-item>
        <text:list-item>
          <text:p text:style-name="P13"><text:bookmark text:name="orgheadline37"/><text:bookmark-start text:name="OrgXref.orgheadline37"/>役割(Rationale): <text:bookmark-end text:name="OrgXref.orgheadline37"/></text:p>
          <text:p text:style-name="P13">組織が自らのコンプライアンスプログラムを持ち、そのプログラムがOpenChain認証である、つまりそのプログラムがこの仕様の全ての要求事項を満たしていると主張することを確実にします。これらの要求事項の一部のみを満たしただけでは、OpenChain認証のプログラムとしては十分とは考えられません。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Tahoma1" svg:font-family="Tahoma"/>
    <style:font-face style:name="ヒラギノ明朝 ProN" svg:font-family="'ヒラギノ明朝 ProN'"/>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ヒラギノ明朝 ProN" style:font-size-asian="10.5pt" style:language-asian="ja" style:country-asian="JP" style:font-name-complex="Tahoma"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ヒラギノ明朝 ProN" style:font-size-asian="10.5pt" style:language-asian="ja" style:country-asian="JP"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ab-stops>
          <style:tab-stop style:position="17cm" style:type="right"/>
        </style:tab-stops>
      </style:paragraph-properties>
      <style:text-properties style:font-name="Arial" fo:font-family="Arial" style:font-family-generic="swiss" style:font-pitch="variable" fo:font-size="14pt" style:font-name-asian="ヒラギノ明朝 ProN" style:font-family-asian="'ヒラギノ明朝 ProN'"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5f_20_5f_1_5f_unnumbered" style:display-name="Heading_20_1_unnumbered" style:family="paragraph" style:parent-style-name="Heading_20_1" style:default-outline-level="" style:list-style-nam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5f_20_5f_2_5f_unnumbered" style:display-name="Heading_20_2_unnumbered" style:family="paragraph" style:parent-style-name="Heading_20_2" style:default-outline-level="" style:list-style-nam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5f_20_5f_3_5f_unnumbered" style:display-name="Heading_20_3_unnumbered" style:family="paragraph" style:parent-style-name="Heading_20_3" style:default-outline-level="" style:list-style-nam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5f_20_5f_4_5f_unnumbered" style:display-name="Heading_20_4_unnumbered" style:family="paragraph" style:parent-style-name="Heading_20_4" style:default-outline-level="" style:list-style-nam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5f_20_5f_5_5f_unnumbered" style:display-name="Heading_20_5_unnumbered" style:family="paragraph" style:parent-style-name="Heading_20_5" style:default-outline-level="" style:list-style-nam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5f_20_5f_6_5f_unnumbered" style:display-name="Heading_20_6_unnumbered" style:family="paragraph" style:parent-style-name="Heading_20_6" style:default-outline-level="" style:list-style-nam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5f_20_5f_7_5f_unnumbered" style:display-name="Heading_20_7_unnumbered" style:family="paragraph" style:parent-style-name="Heading_20_7" style:default-outline-level="" style:list-style-nam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5f_20_5f_8_5f_unnumbered" style:display-name="Heading_20_8_unnumbered" style:family="paragraph" style:parent-style-name="Heading_20_8" style:default-outline-level="" style:list-style-nam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5f_20_5f_9_5f_unnumbered" style:display-name="Heading_20_9_unnumbered" style:family="paragraph" style:parent-style-name="Heading_20_9" style:default-outline-level="" style:list-style-nam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5f_20_5f_10_5f_unnumbered" style:display-name="Heading_20_10_unnumbered" style:family="paragraph" style:parent-style-name="Heading_20_10" style:default-outline-level="" style:list-style-name=""/>
    <style:style style:name="Heading_20_1.title" style:display-name="Heading 1.title" style:family="paragraph" style:parent-style-name="Heading_20_1" style:default-outline-level="" style:list-style-name="">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loext:contextual-spacing="false"/>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loext:contextual-spacing="false"/>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OrgFootnoteQuotations" style:family="paragraph" style:parent-style-name="Footnote"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OrgVerse" style:family="paragraph" style:parent-style-name="Preformatted_20_Text">
      <loext:graphic-properties draw:fill="none" draw:fill-color="#729fcf"/>
      <style:paragraph-properties fo:background-color="transparent" fo:padding="0cm" fo:border="none" style:shadow="none"/>
    </style:style>
    <style:style style:name="OrgClock" style:family="paragraph" style:parent-style-name="Text_20_body">
      <style:paragraph-properties fo:margin-top="0cm" fo:margin-bottom="0cm" loext:contextual-spacing="false"/>
    </style:style>
    <style:style style:name="OrgClockLastLine" style:family="paragraph" style:parent-style-name="OrgClock"/>
    <style:style style:name="OrgPlanning" style:family="paragraph" style:parent-style-name="Text_20_body"/>
    <style:style style:name="OrgFixedWidthBlock" style:family="paragraph" style:parent-style-name="Preformatted_20_Text">
      <loext:graphic-properties draw:fill="solid" draw:fill-color="#c0c0c0" draw:opacity="100%"/>
      <style:paragraph-properties fo:background-color="#c0c0c0" fo:padding="0.049cm" fo:border="0.06pt solid #000000" style:shadow="none"/>
    </style:style>
    <style:style style:name="OrgFixedWidthBlockLastLine" style:family="paragraph" style:parent-style-name="OrgFixedWidthBlock">
      <style:paragraph-properties fo:margin-top="0cm" fo:margin-bottom="0.21cm" loext:contextual-spacing="false"/>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agraph-properties fo:margin-top="0cm" fo:margin-bottom="0.21cm" loext:contextual-spacing="false"/>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start" style:justify-single-word="false"/>
    </style:style>
    <style:style style:name="OrgTableHeadingRight" style:family="paragraph" style:parent-style-name="OrgTableHeading">
      <style:paragraph-properties fo:text-align="end"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start" style:justify-single-word="false"/>
    </style:style>
    <style:style style:name="OrgTableContentsRight" style:family="paragraph" style:parent-style-name="OrgTableContents">
      <style:paragraph-properties fo:text-align="end"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master-page-name="">
      <style:paragraph-properties fo:margin-top="0cm" fo:margin-bottom="0.21cm" loext:contextual-spacing="false"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OrgInlineTaskHeading" style:family="paragraph" style:parent-style-name="Caption" style:next-style-name="Text_20_body">
      <style:text-properties fo:font-style="normal" fo:font-weight="bold"/>
    </style:style>
    <style:style style:name="Footer" style:family="paragraph" style:parent-style-name="Standard" style:class="extra">
      <style:paragraph-properties text:number-lines="false" text:line-number="0">
        <style:tab-stops>
          <style:tab-stop style:position="9.795cm" style:type="center"/>
          <style:tab-stop style:position="19.59cm" style:type="right"/>
        </style:tab-stops>
      </style:paragraph-properties>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text-line-through-type="single"/>
    </style:style>
    <style:style style:name="Source_20_Text" style:display-name="Source Text"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Example"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Code" style:family="text" style:parent-style-name="Source_20_Text"/>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family="text">
      <style:text-properties style:font-name="Courier New" fo:font-family="'Courier New'" style:font-family-generic="modern" style:font-pitch="fixed" fo:background-color="transparent" style:font-name-asian="NSimSun" style:font-family-asian="NSimSun" style:font-family-generic-asian="modern" style:font-pitch-asian="fixed" style:font-name-complex="Courier New" style:font-family-complex="'Courier New'" style:font-family-generic-complex="modern" style:font-pitch-complex="fixed"/>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Bullet_5f_20_5f_Symbols" style:display-name="Bullet_20_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rgDisplayImage" style:family="graphic" style:parent-style-name="Graphics">
      <style:graphic-properties text:anchor-type="paragraph" svg:x="0cm" svg:y="0cm" style:wrap="none" style:vertical-pos="top" style:vertical-rel="paragraph" style:horizontal-pos="center" style:horizontal-rel="paragraph"/>
    </style:style>
    <style:style style:name="OrgPageImage" style:family="graphic" style:parent-style-name="Graphics">
      <style:graphic-properties text:anchor-type="page" svg:x="0cm" svg:y="0cm" fo:margin-top="0.21cm" fo:margin-bottom="0.21cm" style:vertical-pos="middle" style:vertical-rel="page" style:horizontal-pos="center" style:horizontal-rel="page" fo:background-color="transparent" draw:fill="none" draw:fill-color="#729fcf" style:shadow="none" draw:shadow-opacity="100%"/>
    </style:style>
    <style:style style:name="OrgCaptionedImage" style:family="graphic" style:parent-style-name="Graphics">
      <style:graphic-properties svg:width="0cm" style:rel-width="100%" fo:min-height="0cm" text:anchor-type="paragraph" svg:x="0cm" svg:y="0cm"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loext:rel-width-rel="paragraph"/>
    </style:style>
    <style:style style:name="OrgImageCaptionFrame" style:family="graphic" style:parent-style-name="Frame">
      <style:graphic-properties text:anchor-type="paragraph" svg:x="0cm" svg:y="0cm"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svg:x="0cm" svg:y="0cm" fo:margin-left="0cm" fo:margin-right="0cm" fo:margin-top="0.21cm" fo:margin-bottom="0.21cm" style:wrap="none" style:vertical-pos="middle" style:vertical-rel="page" style:horizontal-pos="center" style:horizontal-rel="page" fo:background-color="transparent" draw:fill="none" draw:fill-color="#729fcf" fo:padding="0cm" fo:border="none" style:shadow="none" draw:shadow-opacity="100%"/>
    </style:style>
    <style:style style:name="OrgInlineImage" style:family="graphic" style:parent-style-name="Graphics">
      <style:graphic-properties text:anchor-type="as-char" svg:x="0cm" svg:y="0cm" style:vertical-pos="top" style:vertical-rel="baseline" style:horizontal-pos="center" style:horizontal-rel="paragraph"/>
    </style:style>
    <style:style style:name="OrgFormula" style:family="graphic">
      <style:graphic-properties text:anchor-type="as-char" svg:y="0cm" fo:margin-left="0.201cm" fo:margin-right="0.201cm" style:vertical-pos="middle" style:vertical-rel="text" style:shadow="none" draw:shadow-opacity="100%"/>
    </style:style>
    <style:style style:name="OrgInlineFormula" style:family="graphic" style:parent-style-name="Formula">
      <style:graphic-properties svg:y="0cm" style:vertical-pos="middle" style:vertical-rel="text"/>
    </style:style>
    <style:style style:name="OrgDisplayFormula" style:family="graphic" style:parent-style-name="OrgFormula">
      <style:graphic-properties svg:x="0cm" svg:y="0cm" style:vertical-pos="middle" style:vertical-rel="text" style:horizontal-pos="from-left" style:horizontal-rel="paragraph-content"/>
    </style:style>
    <style:style style:name="OrgFormulaCaptionFrame" style:family="graphic" style:parent-style-name="Frame">
      <style:graphic-properties text:anchor-type="paragraph" svg:x="0cm" svg:y="0cm"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svg:x="0cm" svg:y="0cm" fo:margin-left="0cm" fo:margin-right="0cm" fo:margin-top="0cm" fo:margin-bottom="0cm" style:run-through="foreground" style:wrap="none" style:vertical-pos="from-top" style:horizontal-pos="center" style:horizontal-rel="paragraph-content" fo:padding="0cm" fo:border="none" style:shadow="none" draw:shadow-opacity="100%"/>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draw:fill="solid" draw:fill-color="#ffffcc" draw:opacity="100%" fo:padding="0.15cm" fo:border="0.26pt solid #000000" style:shadow="none" draw:shadow-opacity="100%"/>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OrgBulletedList">
      <text:list-level-style-bullet text:level="1" text:style-name="Bullet_5f_20_5f_Symbols" style:num-suffix="." text:bullet-char="•">
        <style:list-level-properties text:space-before="0.635cm" text:min-label-width="0.635cm"/>
        <style:text-properties style:font-name="StarSymbol"/>
      </text:list-level-style-bullet>
      <text:list-level-style-bullet text:level="2" text:style-name="Bullet_5f_20_5f_Symbols" style:num-suffix="." text:bullet-char="•">
        <style:list-level-properties text:space-before="1.27cm" text:min-label-width="0.635cm"/>
        <style:text-properties style:font-name="StarSymbol"/>
      </text:list-level-style-bullet>
      <text:list-level-style-bullet text:level="3" text:style-name="Bullet_5f_20_5f_Symbols" style:num-suffix="." text:bullet-char="•">
        <style:list-level-properties text:space-before="1.905cm" text:min-label-width="0.635cm"/>
        <style:text-properties style:font-name="StarSymbol"/>
      </text:list-level-style-bullet>
      <text:list-level-style-bullet text:level="4" text:style-name="Bullet_5f_20_5f_Symbols" style:num-suffix="." text:bullet-char="•">
        <style:list-level-properties text:space-before="2.54cm" text:min-label-width="0.635cm"/>
        <style:text-properties style:font-name="StarSymbol"/>
      </text:list-level-style-bullet>
      <text:list-level-style-bullet text:level="5" text:style-name="Bullet_5f_20_5f_Symbols" style:num-suffix="." text:bullet-char="•">
        <style:list-level-properties text:space-before="3.175cm" text:min-label-width="0.635cm"/>
        <style:text-properties style:font-name="StarSymbol"/>
      </text:list-level-style-bullet>
      <text:list-level-style-bullet text:level="6" text:style-name="Bullet_5f_20_5f_Symbols" style:num-suffix="." text:bullet-char="•">
        <style:list-level-properties text:space-before="3.81cm" text:min-label-width="0.635cm"/>
        <style:text-properties style:font-name="StarSymbol"/>
      </text:list-level-style-bullet>
      <text:list-level-style-bullet text:level="7" text:style-name="Bullet_5f_20_5f_Symbols" style:num-suffix="." text:bullet-char="•">
        <style:list-level-properties text:space-before="4.445cm" text:min-label-width="0.635cm"/>
        <style:text-properties style:font-name="StarSymbol"/>
      </text:list-level-style-bullet>
      <text:list-level-style-bullet text:level="8" text:style-name="Bullet_5f_20_5f_Symbols" style:num-suffix="." text:bullet-char="•">
        <style:list-level-properties text:space-before="5.08cm" text:min-label-width="0.635cm"/>
        <style:text-properties style:font-name="StarSymbol"/>
      </text:list-level-style-bullet>
      <text:list-level-style-bullet text:level="9" text:style-name="Bullet_5f_20_5f_Symbols" style:num-suffix="." text:bullet-char="•">
        <style:list-level-properties text:space-before="5.715cm" text:min-label-width="0.635cm"/>
        <style:text-properties style:font-name="StarSymbol"/>
      </text:list-level-style-bullet>
      <text:list-level-style-bullet text:level="10" text:style-name="Bullet_5f_20_5f_Symbols" style:num-suffix="." text:bullet-char="•">
        <style:list-level-properties text:space-before="6.35cm" text:min-label-width="0.635cm"/>
        <style:text-properties style:font-name="StarSymbol"/>
      </text:list-level-style-bullet>
    </text:list-style>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language-asian="ja" style:country-asian="JP"/>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9</text:page-number></text:p>
      </style:footer>
    </style:master-page>
    <style:master-page style:name="OrgTitlePage" style:page-layout-name="Mpm2" style:next-style-name="OrgFrontMatterPage"/>
    <style:master-page style:name="OrgFrontMatterPage" style:page-layout-name="Mpm3">
      <style:footer>
        <text:p text:style-name="MP1"><text:page-number text:select-page="current">0</text:page-number></text:p>
      </style:footer>
    </style:master-page>
    <style:master-page style:name="OrgFirstPage" style:page-layout-name="Mpm4" style:next-style-name="OrgPage">
      <style:footer>
        <text:p text:style-name="MP1"><text:page-number text:select-page="current">0</text:page-number></text:p>
      </style:footer>
    </style:master-page>
    <style:master-page style:name="OrgPage" style:page-layout-name="Mpm5">
      <style:footer>
        <text:p text:style-name="MP1"><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penchain</meta:initial-creator>
    <dc:date>2016-11-03T00:15:19.162394000</dc:date>
    <meta:creation-date>2016-11-02T23:54:05</meta:creation-date>
    <meta:generator>LibreOffice/5.2.2.2$MacOSX_X86_64 LibreOffice_project/8f96e87c890bf8fa77463cd4b640a2312823f3ad</meta:generator>
    <meta:keyword/>
    <dc:subject>これはOpenChain Conformance Specification Version 1.0の非公式日本語訳です。(翻訳 Tomo Dote)</dc:subject>
    <dc:title>OpenChain 認証仕様非公式日本語版 Version 1.0</dc:title>
    <meta:editing-duration>PT10M41S</meta:editing-duration>
    <meta:editing-cycles>2</meta:editing-cycles>
    <meta:document-statistic meta:table-count="0" meta:image-count="0" meta:object-count="0" meta:page-count="9" meta:paragraph-count="150" meta:word-count="6961" meta:character-count="9750" meta:non-whitespace-character-count="9372"/>
  </office:meta>
</office:document-meta>
</file>